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708" officeooo:paragraph-rsid="000a5708"/>
    </style:style>
    <style:style style:name="P2" style:family="paragraph" style:parent-style-name="Standard">
      <style:text-properties officeooo:rsid="000a5708" officeooo:paragraph-rsid="000dca58"/>
    </style:style>
    <style:style style:name="P3" style:family="paragraph" style:parent-style-name="Standard">
      <style:text-properties officeooo:rsid="000c4696" officeooo:paragraph-rsid="000c4696"/>
    </style:style>
    <style:style style:name="P4" style:family="paragraph" style:parent-style-name="Standard">
      <style:text-properties officeooo:rsid="000c4696" officeooo:paragraph-rsid="000dca58"/>
    </style:style>
    <style:style style:name="P5" style:family="paragraph" style:parent-style-name="Standard">
      <style:text-properties officeooo:rsid="000d7dc5" officeooo:paragraph-rsid="000d7dc5"/>
    </style:style>
    <style:style style:name="P6" style:family="paragraph" style:parent-style-name="Standard">
      <style:text-properties officeooo:rsid="000d7dc5" officeooo:paragraph-rsid="000dca58"/>
    </style:style>
    <style:style style:name="P7" style:family="paragraph" style:parent-style-name="Standard">
      <style:text-properties officeooo:rsid="000dca58" officeooo:paragraph-rsid="000dca58"/>
    </style:style>
    <style:style style:name="P8" style:family="paragraph" style:parent-style-name="Standard">
      <style:text-properties style:font-name="Times New Roman1" officeooo:rsid="000a5708" officeooo:paragraph-rsid="000a5708"/>
    </style:style>
    <style:style style:name="P9" style:family="paragraph" style:parent-style-name="Standard">
      <style:text-properties style:font-name="Times New Roman1" officeooo:rsid="000a5708" officeooo:paragraph-rsid="000c4696"/>
    </style:style>
    <style:style style:name="P10" style:family="paragraph" style:parent-style-name="Standard">
      <style:text-properties style:font-name="Times New Roman1" officeooo:rsid="000a5708" officeooo:paragraph-rsid="000d7dc5"/>
    </style:style>
    <style:style style:name="P11" style:family="paragraph" style:parent-style-name="Standard">
      <style:text-properties style:font-name="Times New Roman1" officeooo:rsid="000a5708" officeooo:paragraph-rsid="000dca58"/>
    </style:style>
    <style:style style:name="P12" style:family="paragraph" style:parent-style-name="Standard">
      <style:text-properties style:font-name="Times New Roman1" officeooo:rsid="000c4696" officeooo:paragraph-rsid="000a5708"/>
    </style:style>
    <style:style style:name="P13" style:family="paragraph" style:parent-style-name="Standard">
      <style:text-properties style:font-name="Times New Roman1" officeooo:rsid="000c4696" officeooo:paragraph-rsid="000c4696"/>
    </style:style>
    <style:style style:name="P14" style:family="paragraph" style:parent-style-name="Standard">
      <style:text-properties style:font-name="Times New Roman1" officeooo:rsid="000c4696" officeooo:paragraph-rsid="000dca58"/>
    </style:style>
    <style:style style:name="P15" style:family="paragraph" style:parent-style-name="Standard">
      <style:text-properties style:font-name="Times New Roman1" officeooo:rsid="000d7dc5" officeooo:paragraph-rsid="000d7dc5"/>
    </style:style>
    <style:style style:name="P16" style:family="paragraph" style:parent-style-name="Standard">
      <style:text-properties style:font-name="Times New Roman1" officeooo:rsid="000dca58" officeooo:paragraph-rsid="000dca58"/>
    </style:style>
    <style:style style:name="P17" style:family="paragraph" style:parent-style-name="Standard">
      <style:paragraph-properties fo:break-before="page"/>
      <style:text-properties style:font-name="Times New Roman1" officeooo:rsid="000dca58" officeooo:paragraph-rsid="000dca58"/>
    </style:style>
    <style:style style:name="P18" style:family="paragraph" style:parent-style-name="Standard">
      <style:text-properties style:font-name="Times New Roman1" officeooo:rsid="000c4696" officeooo:paragraph-rsid="000dca58"/>
    </style:style>
    <style:style style:name="P19" style:family="paragraph" style:parent-style-name="Standard">
      <style:text-properties style:font-name="Times New Roman1" officeooo:rsid="000a5708" officeooo:paragraph-rsid="000dca58"/>
    </style:style>
    <style:style style:name="P20" style:family="paragraph" style:parent-style-name="Standard">
      <style:text-properties style:font-name="Times New Roman1" officeooo:rsid="000a5708" officeooo:paragraph-rsid="0014e617"/>
    </style:style>
    <style:style style:name="P21" style:family="paragraph" style:parent-style-name="Standard">
      <style:text-properties style:font-name="Times New Roman1" officeooo:rsid="000a5708" officeooo:paragraph-rsid="00180cab"/>
    </style:style>
    <style:style style:name="P22" style:family="paragraph" style:parent-style-name="Standard">
      <style:text-properties officeooo:rsid="000d7dc5" officeooo:paragraph-rsid="0016f648"/>
    </style:style>
    <style:style style:name="P23" style:family="paragraph" style:parent-style-name="Standard">
      <style:text-properties officeooo:rsid="000dca58" officeooo:paragraph-rsid="0016f648"/>
    </style:style>
    <style:style style:name="P24" style:family="paragraph" style:parent-style-name="Standard">
      <style:text-properties officeooo:rsid="000c4696" officeooo:paragraph-rsid="0017c3a0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4696"/>
    </style:style>
    <style:style style:name="T3" style:family="text">
      <style:text-properties style:font-name="Times New Roman1" officeooo:rsid="000a5708"/>
    </style:style>
    <style:style style:name="T4" style:family="text">
      <style:text-properties style:font-name="Times New Roman1" officeooo:rsid="000d7dc5"/>
    </style:style>
    <style:style style:name="T5" style:family="text">
      <style:text-properties style:font-name="Times New Roman1" officeooo:rsid="000dca58"/>
    </style:style>
    <style:style style:name="T6" style:family="text">
      <style:text-properties style:font-name="Times New Roman1" officeooo:rsid="0011586e"/>
    </style:style>
    <style:style style:name="T7" style:family="text">
      <style:text-properties style:font-name="Times New Roman1" officeooo:rsid="0013c863"/>
    </style:style>
    <style:style style:name="T8" style:family="text">
      <style:text-properties style:font-name="Times New Roman1" officeooo:rsid="0014e617"/>
    </style:style>
    <style:style style:name="T9" style:family="text">
      <style:text-properties style:font-name="Times New Roman1" officeooo:rsid="0014ecbf"/>
    </style:style>
    <style:style style:name="T10" style:family="text">
      <style:text-properties style:font-name="Times New Roman1" officeooo:rsid="00152781"/>
    </style:style>
    <style:style style:name="T11" style:family="text">
      <style:text-properties style:font-name="Times New Roman1" officeooo:rsid="0016f648"/>
    </style:style>
    <style:style style:name="T12" style:family="text">
      <style:text-properties style:font-name="Times New Roman1" officeooo:rsid="0017c3a0"/>
    </style:style>
    <style:style style:name="T13" style:family="text">
      <style:text-properties officeooo:rsid="000c4696"/>
    </style:style>
    <style:style style:name="T14" style:family="text">
      <style:text-properties officeooo:rsid="0011586e"/>
    </style:style>
    <style:style style:name="T15" style:family="text">
      <style:text-properties officeooo:rsid="001262a0"/>
    </style:style>
    <style:style style:name="T16" style:family="text">
      <style:text-properties officeooo:rsid="0014e617"/>
    </style:style>
    <style:style style:name="T17" style:family="text">
      <style:text-properties officeooo:rsid="0016f6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matik <text:span text:style-name="T13">(läsbar)</text:span></text:p>
      <text:p text:style-name="P1"/>
      <text:p text:style-name="P1">START → FUNCDEF START'</text:p>
      <text:p text:style-name="P1">START' → START | <text:span text:style-name="T1">ε</text:span></text:p>
      <text:p text:style-name="P8"/>
      <text:p text:style-name="P8">FUNCDEF → TYPE id ( PARS ) BLOCK</text:p>
      <text:p text:style-name="P8"/>
      <text:p text:style-name="P8">TYPE → int | void</text:p>
      <text:p text:style-name="P8"/>
      <text:p text:style-name="P8">PARS → int id PARS' | void | ε</text:p>
      <text:p text:style-name="P8">PARS' → , int id PARS' | ε</text:p>
      <text:p text:style-name="P8"/>
      <text:p text:style-name="P1"><text:span text:style-name="T1">BLOCK → </text:span><text:span text:style-name="T2">{ </text:span><text:span text:style-name="T1">BLOCK</text:span><text:span text:style-name="T2">' }</text:span></text:p>
      <text:p text:style-name="P3"><text:span text:style-name="T2">B</text:span><text:span text:style-name="T1">LOCK' → STMT BLOCK' | </text:span><text:span text:style-name="T3">ε</text:span></text:p>
      <text:p text:style-name="P8"/>
      <text:p text:style-name="P1"><text:span text:style-name="T1">STMT → </text:span><text:span text:style-name="T2">IDENT</text:span><text:span text:style-name="T1"> ; | IFSTMT ; | WHILESTMT ; | read </text:span><text:span text:style-name="T2">( </text:span><text:span text:style-name="T1">id </text:span><text:span text:style-name="T2">)</text:span><text:span text:style-name="T1"> ; </text:span><text:span text:style-name="T2">| write EXPR ; | VARDEC ; | return EXPR ;</text:span></text:p>
      <text:p text:style-name="P12"/>
      <text:p text:style-name="P13">IDENT → id IDENT'</text:p>
      <text:p text:style-name="P13">IDENT' → ASSIGN | FUNCCALL</text:p>
      <text:p text:style-name="P13">ASSIGN → = EXPR</text:p>
      <text:p text:style-name="P13">FUNCCALL → ( ARGS )</text:p>
      <text:p text:style-name="P13"/>
      <text:p text:style-name="P13">IFSTMT → if ( EXPR ) BLOCK IFSTMT'</text:p>
      <text:p text:style-name="P3"><text:span text:style-name="T1">IFSTMT' → else IFSTMT'' | </text:span><text:span text:style-name="T3">ε</text:span></text:p>
      <text:p text:style-name="P3"><text:span text:style-name="T3">I</text:span><text:span text:style-name="T1">FSTMT'' → BLOCK | IFSTMT</text:span></text:p>
      <text:p text:style-name="P13"/>
      <text:p text:style-name="P13">WHILESTMT → while ( EXPR ) BLOCK</text:p>
      <text:p text:style-name="P13"/>
      <text:p text:style-name="P13">VARDEC → int id VARDEC'</text:p>
      <text:p text:style-name="P3"><text:span text:style-name="T1">VARDEC' → = EXPR | , id VARDEC' | </text:span><text:span text:style-name="T3">ε</text:span></text:p>
      <text:p text:style-name="P9"/>
      <text:p text:style-name="P7"><text:span text:style-name="T3">A</text:span><text:span text:style-name="T1">RGS → EXPR ARGS' | </text:span><text:span text:style-name="T3">ε</text:span></text:p>
      <text:p text:style-name="P7"><text:span text:style-name="T3">A</text:span><text:span text:style-name="T1">RGS' → , EXPR ARGS' | </text:span><text:span text:style-name="T3">ε</text:span></text:p>
      <text:p text:style-name="P9"/>
      <text:p text:style-name="P3"><text:span text:style-name="T3">E</text:span><text:span text:style-name="T1">XPR →</text:span><text:span text:style-name="T4"> SUM EXPR'</text:span></text:p>
      <text:p text:style-name="P5"><text:span text:style-name="T1">EXPR' → == EXPR | &lt; EXPR | &lt;= EXPR | &gt; EXPR | &gt;= EXPR | </text:span><text:span text:style-name="T3">ε</text:span></text:p>
      <text:p text:style-name="P10"/>
      <text:p text:style-name="P5"><text:span text:style-name="T3">S</text:span><text:span text:style-name="T1">UM → TERM SUM'</text:span></text:p>
      <text:p text:style-name="P5"><text:span text:style-name="T1">SUM' → + SUM | - SUM | </text:span><text:span text:style-name="T3">ε</text:span></text:p>
      <text:p text:style-name="P10"/>
      <text:p text:style-name="P5"><text:span text:style-name="T3">T</text:span><text:span text:style-name="T1">ERM → num TERM' | id TERM'' | ( EXPR ) | !TERM</text:span></text:p>
      <text:p text:style-name="P5"><text:span text:style-name="T1">TERM' → * TERM | / TERM | </text:span><text:span text:style-name="T3">ε</text:span><text:span text:style-name="T1"> </text:span></text:p>
      <text:p text:style-name="P15">TERM'' → FUNCCALL | TERM'</text:p>
      <text:p text:style-name="P15"/>
      <text:p text:style-name="P16"/>
      <text:p text:style-name="P17">Grammatik (implementerbar)</text:p>
      <text:p text:style-name="P2"/>
      <text:p text:style-name="P2">START → <text:span text:style-name="T16">int id ( PARS ) BLOCK START' | void id ( PARS ) BLOCK </text:span>START'</text:p>
      <text:p text:style-name="P2">START' → <text:s/><text:span text:style-name="T1">ε </text:span><text:span text:style-name="T5">| </text:span>START</text:p>
      <text:p text:style-name="P11"/>
      <text:p text:style-name="P20"><text:span text:style-name="T16">PARS → </text:span><text:s/>int id PARS' | void</text:p>
      <text:p text:style-name="P21">PARS<text:span text:style-name="T16">'</text:span> → , int id PARS'<text:span text:style-name="T16">'</text:span> | ε</text:p>
      <text:p text:style-name="P11"/>
      <text:p text:style-name="P2"><text:span text:style-name="T1">BLOCK → </text:span><text:span text:style-name="T6">{ </text:span><text:span text:style-name="T1">BLOCK</text:span><text:span text:style-name="T2">'</text:span></text:p>
      <text:p text:style-name="P4"><text:span text:style-name="T1">BLOCK' → STMT BLOCK' </text:span><text:span text:style-name="T6">| }</text:span></text:p>
      <text:p text:style-name="P11"/>
      <text:p text:style-name="P2"><text:span text:style-name="T1">STMT → </text:span><text:span text:style-name="T5">id </text:span><text:span text:style-name="T2">IDENT ;</text:span><text:span text:style-name="T1"> | </text:span><text:span text:style-name="T2">if ( EXPR </text:span><text:span text:style-name="T8">) </text:span><text:span text:style-name="T12">BLOCK</text:span><text:span text:style-name="T2"> </text:span><text:span text:style-name="T12">IFSTMT</text:span><text:span text:style-name="T1"> | </text:span><text:span text:style-name="T2">while ( EXPR ) BLOCK</text:span><text:span text:style-name="T1"> | read</text:span><text:span text:style-name="T2"> </text:span><text:span text:style-name="T1">id ; </text:span><text:span text:style-name="T2">| write EXPR ; | int id VARDEC ; | return EXPR ;</text:span></text:p>
      <text:p text:style-name="P14"/>
      <text:p text:style-name="P14">IDENT → = EXPR | <text:span text:style-name="T17">(</text:span> ARGS <text:span text:style-name="T17">)</text:span></text:p>
      <text:p text:style-name="P14"/>
      <text:p text:style-name="P24"><text:span text:style-name="T1">IFSTMT → </text:span><text:span text:style-name="T12">else IFSTMT' | </text:span><text:span text:style-name="T3">ε</text:span></text:p>
      <text:p text:style-name="P4"><text:span text:style-name="T3">I</text:span><text:span text:style-name="T1">FSTMT' → if ( EXPR ) BLOCK IFSTMT </text:span><text:span text:style-name="T5">| </text:span><text:span text:style-name="T1">BLOCK</text:span></text:p>
      <text:p text:style-name="P14"/>
      <text:p text:style-name="P4"><text:span text:style-name="T1">VARDEC → = EXPR </text:span><text:span text:style-name="T12">VARDEC</text:span><text:span text:style-name="T1"> | , id VARDEC | </text:span><text:span text:style-name="T3">ε</text:span></text:p>
      <text:p text:style-name="P11"/>
      <text:p text:style-name="P7"><text:span text:style-name="T3">A</text:span><text:span text:style-name="T1">RGS → EXPR ARGS'</text:span></text:p>
      <text:p text:style-name="P23"><text:span text:style-name="T3">A</text:span><text:span text:style-name="T1">RGS' → , EXPR ARGS' | </text:span><text:span text:style-name="T3">ε</text:span></text:p>
      <text:p text:style-name="P11"/>
      <text:p text:style-name="P4"><text:span text:style-name="T3">E</text:span><text:span text:style-name="T1">XPR →</text:span><text:span text:style-name="T4"> SUM EXPR'</text:span></text:p>
      <text:p text:style-name="P22"><text:span text:style-name="T1">EXPR' → == EXPR | &lt; EXPR | &lt;= EXPR | &gt; EXPR | &gt;= EXPR </text:span><text:span text:style-name="T9">| </text:span><text:span text:style-name="T3">ε</text:span></text:p>
      <text:p text:style-name="P11"/>
      <text:p text:style-name="P6"><text:span text:style-name="T3">S</text:span><text:span text:style-name="T1">UM → TERM SUM'</text:span></text:p>
      <text:p text:style-name="P22"><text:span text:style-name="T1">SUM' → + SUM | - SUM </text:span><text:span text:style-name="T10">| </text:span><text:span text:style-name="T3">ε</text:span></text:p>
      <text:p text:style-name="P11"/>
      <text:p text:style-name="P22"><text:span text:style-name="T3">T</text:span><text:span text:style-name="T1">ERM → num TERM' | id TERM'' | ( EXPR ) | !TERM</text:span></text:p>
      <text:p text:style-name="P22"><text:span text:style-name="T1">TERM' → * TERM | / TERM </text:span><text:span text:style-name="T10">| </text:span><text:span text:style-name="T3">ε</text:span></text:p>
      <text:p text:style-name="P6"><text:span text:style-name="T1">TERM'' → </text:span><text:span text:style-name="T2">( ARGS )</text:span><text:span text:style-name="T1"> | TERM'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</meta:initial-creator>
    <meta:creation-date>2014-05-07T13:52:31.519000000</meta:creation-date>
    <dc:date>2014-05-08T15:28:55.585000000</dc:date>
    <dc:creator>Linus </dc:creator>
    <meta:editing-duration>PT4H23M24S</meta:editing-duration>
    <meta:editing-cycles>7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50" meta:word-count="407" meta:character-count="1531" meta:non-whitespace-character-count="1171"/>
  </office:meta>
</office:document-meta>
</file>